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3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2" table:visibility="filter">
          <table:table-cell table:style-name="ce3" office:value-type="string" calcext:value-type="string">
            <text:p>./ActoPublicoBundle/Controller/ActoPublicoControl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Avi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Bar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argoAutor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gp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Orient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Secto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poEstablecimient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po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Ofert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2" office:value-type="string" calcext:value-type="string">
            <text:p>./EdificioBundle/Controller/DefaultController.php</text:p>
          </table:table-cell>
          <table:table-cell table:style-name="ce23" office:value-type="string" calcext:value-type="string">
            <text:p>no hac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Inicial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Med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Primar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Titulo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Barrio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Default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Sector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8" office:value-type="string" calcext:value-type="string">
            <text:p>./UsuarioBundle/Controller/Default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3" office:value-type="string" calcext:value-type="string">
            <text:p>./EstablecimientoBundle/Model/DocentesNivelManag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Turn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Inicial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Terciari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office:value-type="string" calcext:value-type="string">
            <text:p>no se testea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InicialX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Norm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OfertaEducativ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Sala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3" office:value-type="string" calcext:value-type="string">
            <text:p>./UsuarioBundle/Model/UsuarioManager.php</text:p>
          </table:table-cell>
          <table:table-cell table:style-name="ce32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./ActoPublicoBundle/Entit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Caracter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ice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calizacion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gActoPublic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ltad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menMed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>
          <table:filter>
            <table:filter-and>
              <table:filter-condition table:field-number="1" table:value="hecho básico" table:operator="=">
                <table:filter-set-item table:value="hecho básico"/>
                <table:filter-set-item table:value="hech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4:41:00.1775336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30T14:42:40.099727828</dc:date>
    <meta:editing-duration>PT4H1M43S</meta:editing-duration>
    <meta:editing-cycles>33</meta:editing-cycles>
    <meta:generator>LibreOffice/4.2.6.3$Linux_x86 LibreOffice_project/420m0$Build-3</meta:generator>
    <meta:document-statistic meta:table-count="3" meta:cell-count="320" meta:object-count="0"/>
  </office:meta>
</office:document-meta>
</file>